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Table_20_Contents">
      <style:text-properties officeooo:rsid="002d3713" officeooo:paragraph-rsid="0031f510"/>
    </style:style>
    <style:style style:name="P9" style:family="paragraph" style:parent-style-name="Table_20_Contents">
      <style:text-properties officeooo:rsid="002efdbd" officeooo:paragraph-rsid="0031f510"/>
    </style:style>
    <style:style style:name="P10" style:family="paragraph" style:parent-style-name="Standard">
      <style:text-properties officeooo:rsid="0021ecdc" officeooo:paragraph-rsid="0031f510"/>
    </style:style>
    <style:style style:name="P11" style:family="paragraph" style:parent-style-name="Standard">
      <style:text-properties officeooo:rsid="00282a40" officeooo:paragraph-rsid="00282a40"/>
    </style:style>
    <style:style style:name="P12" style:family="paragraph" style:parent-style-name="Standard">
      <style:text-properties officeooo:rsid="00282a40" officeooo:paragraph-rsid="002efdbd"/>
    </style:style>
    <style:style style:name="P13" style:family="paragraph" style:parent-style-name="Standard">
      <style:text-properties officeooo:rsid="002b5aa4" officeooo:paragraph-rsid="002b5aa4"/>
    </style:style>
    <style:style style:name="P14" style:family="paragraph" style:parent-style-name="Standard">
      <style:text-properties officeooo:rsid="002b5aa4" officeooo:paragraph-rsid="0021ecdc"/>
    </style:style>
    <style:style style:name="P15" style:family="paragraph" style:parent-style-name="Standard">
      <style:text-properties officeooo:rsid="002b5aa4" officeooo:paragraph-rsid="0031f510"/>
    </style:style>
    <style:style style:name="P16" style:family="paragraph" style:parent-style-name="Standard">
      <style:text-properties officeooo:rsid="002efdbd" officeooo:paragraph-rsid="002efdbd"/>
    </style:style>
    <style:style style:name="P17" style:family="paragraph" style:parent-style-name="Standard">
      <style:text-properties officeooo:rsid="002efdbd" officeooo:paragraph-rsid="00353e4a"/>
    </style:style>
    <style:style style:name="P18" style:family="paragraph" style:parent-style-name="Standard">
      <style:text-properties officeooo:rsid="0030d1c2" officeooo:paragraph-rsid="0030d1c2"/>
    </style:style>
    <style:style style:name="P19" style:family="paragraph" style:parent-style-name="Standard">
      <style:text-properties officeooo:rsid="0030d1c2" officeooo:paragraph-rsid="00353e4a"/>
    </style:style>
    <style:style style:name="P20" style:family="paragraph" style:parent-style-name="Standard">
      <style:text-properties officeooo:rsid="00337061" officeooo:paragraph-rsid="00337061"/>
    </style:style>
    <style:style style:name="P21" style:family="paragraph" style:parent-style-name="Standard">
      <style:text-properties officeooo:rsid="00353e4a" officeooo:paragraph-rsid="00353e4a"/>
    </style:style>
    <style:style style:name="P22" style:family="paragraph" style:parent-style-name="Standard">
      <style:text-properties officeooo:rsid="00390ef8" officeooo:paragraph-rsid="00390ef8"/>
    </style:style>
    <style:style style:name="P2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25" style:family="paragraph" style:parent-style-name="Standard">
      <style:text-properties officeooo:rsid="003e1416" officeooo:paragraph-rsid="003e1416"/>
    </style:style>
    <style:style style:name="P26" style:family="paragraph" style:parent-style-name="Standard">
      <style:text-properties officeooo:rsid="003f0a79" officeooo:paragraph-rsid="003e1416"/>
    </style:style>
    <style:style style:name="P27" style:family="paragraph" style:parent-style-name="Standard">
      <style:text-properties officeooo:rsid="003f0a79" officeooo:paragraph-rsid="003f0a79"/>
    </style:style>
    <style:style style:name="P28" style:family="paragraph" style:parent-style-name="Standard">
      <style:text-properties officeooo:rsid="0041997d" officeooo:paragraph-rsid="0041997d"/>
    </style:style>
    <style:style style:name="P29" style:family="paragraph" style:parent-style-name="Standard">
      <style:text-properties officeooo:rsid="0044e8ee" officeooo:paragraph-rsid="0044e8ee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T15" style:family="text">
      <style:text-properties officeooo:rsid="0041997d"/>
    </style:style>
    <style:style style:name="T16" style:family="text">
      <style:text-properties officeooo:rsid="0044e8ee"/>
    </style:style>
    <style:style style:name="T17" style:family="text">
      <style:text-properties officeooo:rsid="0046cc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/>
      <text:p text:style-name="P2"><text:span text:style-name="T2">C2 : Chaque professeur à un moment donné, ne peut être qu’à un seul examen.</text:span>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/>
      <text:p text:style-name="P1"><text:span text:style-name="T4">C4 : </text:span><text:span text:style-name="T1">Dans chaque salle à un moment donné, se déroule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4"/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X\T</text:p>
          </table:table-cell>
          <table:table-cell table:style-name="Table1.A1" office:value-type="string">
            <text:p text:style-name="P8">1</text:p>
          </table:table-cell>
          <table:table-cell table:style-name="Table1.C1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1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X\T</text:p>
          </table:table-cell>
          <table:table-cell table:style-name="Table2.A1" office:value-type="string">
            <text:p text:style-name="P8">1</text:p>
          </table:table-cell>
          <table:table-cell table:style-name="Table2.C1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0</text:p>
          </table:table-cell>
          <table:table-cell table:style-name="Table2.C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9">1</text:p>
          </table:table-cell>
          <table:table-cell table:style-name="Table2.C2" office:value-type="string">
            <text:p text:style-name="P9">0</text:p>
          </table:table-cell>
        </table:table-row>
      </table:table>
      <text:p text:style-name="P10"/>
      <text:p text:style-name="P22">Not ( not p11 ^ not p12) = p11 v p12</text:p>
      <text:p text:style-name="P22">not ( not p111 ^ not p112 ^ not p121 ^ not p122 ) = p111 v p112 v p121 v p122</text:p>
      <text:p text:style-name="P10"/>
      <text:p text:style-name="P16">toutes les solutions -&gt;</text:p>
      <text:p text:style-name="P11">(<text:span text:style-name="T12">p</text:span>11 <text:span text:style-name="T11">and p22 and not p12 and not p21</text:span>) or</text:p>
      <text:p text:style-name="P11">(<text:span text:style-name="T12">p12 and p21 and not p11 and not p22</text:span>)</text:p>
      <text:p text:style-name="P11"/>
      <text:p text:style-name="P12">(<text:span text:style-name="T12">p</text:span>11 <text:span text:style-name="T11">and p22 and not p12 and not p21</text:span>) <text:span text:style-name="T11">est vrai parce que</text:span></text:p>
      <text:p text:style-name="P12"/>
      <text:p text:style-name="P16">contrainte <text:span text:style-name="T12">p</text:span>11 =&gt; not <text:span text:style-name="T12">p</text:span>12 ^ not <text:span text:style-name="T12">p</text:span>21</text:p>
      <text:p text:style-name="P20">not p11 v <text:span text:style-name="T14">(</text:span>not p12 ^ not p21<text:span text:style-name="T14">)</text:span></text:p>
      <text:p text:style-name="P20">(not p11 v not p12) ^ (not p11 v not p21)</text:p>
      <text:p text:style-name="P16"/>
      <text:p text:style-name="P18">donc <text:s/><draw:frame draw:style-name="fr2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/>
      <text:p text:style-name="P18"><draw:frame draw:style-name="fr2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/>
      <text:p text:style-name="P21">=&gt; étendons à 3 variables avec la prise en compte de la salle</text:p>
      <text:p text:style-name="P17"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7"><text:soft-page-break/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7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3"/>
      <text:p text:style-name="P19">donc <text:s/><draw:frame draw:style-name="fr2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"><draw:frame draw:style-name="fr2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^ <draw:frame draw:style-name="fr2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9"/>
      <text:p text:style-name="P25">pour la contrainte 1 on commence par regarder le nombre d'étudiant allant a chaque examen</text:p>
      <text:p text:style-name="P25">on va donc avoir un vecteur d'entier v</text:p>
      <text:p text:style-name="P25"/>
      <text:p text:style-name="P25"/>
      <text:p text:style-name="P25"><draw:frame draw:style-name="fr2" draw:name="Object24" text:anchor-type="as-char" svg:y="-0.386cm" svg:width="5.648cm" svg:height="0.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5"><draw:frame draw:style-name="fr2" draw:name="Object25" text:anchor-type="as-char" svg:y="-0.718cm" svg:width="4.688cm" svg:height="1.13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6"/>
      <text:p text:style-name="P28"/>
      <text:p text:style-name="P28">si l'examen x a lieu au moment t et en s alors l'examen <text:span text:style-name="T16">y</text:span> n'a pas lieu en t dans n'importe quelle salle</text:p>
      <text:p text:style-name="P28"/>
      <text:p text:style-name="P29"><draw:frame draw:style-name="fr2" draw:name="Object27" text:anchor-type="as-char" svg:y="-0.377cm" svg:width="1.039cm" svg:height="0.531cm" draw:z-index="26"><draw:object xlink:href="./Object 27" xlink:type="simple" xlink:show="embed" xlink:actuate="onLoad"/><draw:image xlink:href="./ObjectReplacements/Object 27" xlink:type="simple" xlink:show="embed" xlink:actuate="onLoad"/></draw:frame>=&gt; <draw:frame draw:style-name="fr2" draw:name="Object28" text:anchor-type="as-char" svg:y="-0.718cm" svg:width="1.954cm" svg:height="1.139cm" draw:z-index="27"><draw:object xlink:href="./Object 28" xlink:type="simple" xlink:show="embed" xlink:actuate="onLoad"/><draw:image xlink:href="./ObjectReplacements/Object 28" xlink:type="simple" xlink:show="embed" xlink:actuate="onLoad"/></draw:frame> <text:span text:style-name="T17">= </text:span><text:span text:style-name="T17"><draw:frame draw:style-name="fr2" draw:name="Object29" text:anchor-type="as-char" svg:y="-0.718cm" svg:width="3.729cm" svg:height="1.139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7">= </text:span><text:span text:style-name="T17"><draw:frame draw:style-name="fr2" draw:name="Object30" text:anchor-type="as-char" svg:y="-0.718cm" svg:width="3.515cm" svg:height="1.139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9"/>
      <text:p text:style-name="P28"/>
      <text:p text:style-name="P27"><draw:frame draw:style-name="fr2" draw:name="Object26" text:anchor-type="as-char" svg:y="-0.741cm" svg:width="6.632cm" svg:height="1.162cm" draw:z-index="25"><draw:object xlink:href="./Object 26" xlink:type="simple" xlink:show="embed" xlink:actuate="onLoad"/><draw:image xlink:href="./ObjectReplacements/Object 2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9T18:01:09.795937000</dc:date>
    <meta:editing-duration>PT5H47M9S</meta:editing-duration>
    <meta:editing-cycles>8</meta:editing-cycles>
    <meta:generator>LibreOffice/4.2.6.3$MacOSX_x86 LibreOffice_project/3fd416d4c6db7d3204c17ce57a1d70f6e531ee21</meta:generator>
    <meta:document-statistic meta:table-count="2" meta:image-count="0" meta:object-count="30" meta:page-count="2" meta:paragraph-count="55" meta:word-count="314" meta:character-count="1339" meta:non-whitespace-character-count="1064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24/content.xml><?xml version="1.0" encoding="utf-8"?>
<math xmlns="http://www.w3.org/1998/Math/MathML" display="block">
  <semantics>
    <mrow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 mathvariant="italic">si</mi>
      <mrow>
        <msub>
          <mi>v</mi>
          <mi>x</mi>
        </msub>
        <mo stretchy="false">&gt;</mo>
        <msub>
          <mi>c</mi>
          <mi>s</mi>
        </msub>
      </mrow>
      <mi mathvariant="italic">alors</mi>
      <mrow>
        <mo stretchy="false">¬</mo>
        <msub>
          <mi>p</mi>
          <mrow>
            <mi>x</mi>
            <mi>,</mi>
            <mi>t</mi>
            <mi>,</mi>
            <mi>s</mi>
          </mrow>
        </msub>
      </mrow>
    </mrow>
    <annotation encoding="StarMath 5.0">forall t in ( 1..T ) si v_x &gt; c_s alors neg p_{ x,t,s }</annotation>
  </semantics>
</math>
</file>

<file path=Object 25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row>
              <mo stretchy="false">¬</mo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  <mo stretchy="false">∣</mo>
            <mrow>
              <mrow>
                <msub>
                  <mi>v</mi>
                  <mi>x</mi>
                </msub>
                <mo stretchy="false">&gt;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</mrow>
    </mrow>
    <annotation encoding="StarMath 5.0">prod from { x } to { X }  prod from { t } to { T } prod from { s } to { S } { neg p_{x,t,s} divides {v_x &gt; c(s)} } </annotation>
  </semantics>
</math>
</file>

<file path=Object 26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s</mi>
          <mi>S</mi>
        </munderover>
        <mrow>
          <munderover>
            <mo stretchy="false">∏</mo>
            <mi>e</mi>
            <mi>E</mi>
          </munderover>
          <mrow>
            <munderover>
              <mo stretchy="false">∏</mo>
              <mi>x</mi>
              <mrow>
                <mi>a</mi>
                <mrow>
                  <mo fence="true" stretchy="false">(</mo>
                  <mrow>
                    <mi>e</mi>
                  </mrow>
                  <mo fence="true" stretchy="false">)</mo>
                </mrow>
              </mrow>
            </munderover>
            <mrow>
              <munderover>
                <mo stretchy="false">∏</mo>
                <mrow>
                  <mi>y</mi>
                  <mo stretchy="false">≠</mo>
                  <mi>x</mi>
                </mrow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underover>
              <mrow>
                <munderover>
                  <mo stretchy="false">∏</mo>
                  <mrow>
                    <mi>s</mi>
                    <mi>'</mi>
                  </mrow>
                  <mi>S</mi>
                </munderover>
                <mrow>
                  <mrow>
                    <mo stretchy="false">¬</mo>
                    <msub>
                      <mi>p</mi>
                      <mrow>
                        <mi>x</mi>
                        <mi>,</mi>
                        <mi>t</mi>
                        <mi>,</mi>
                        <mi>s</mi>
                      </mrow>
                    </msub>
                  </mrow>
                  <mo stretchy="false">∨</mo>
                  <mrow>
                    <mo stretchy="false">¬</mo>
                    <msub>
                      <mi>p</mi>
                      <mrow>
                        <mi>y</mi>
                        <mi>,</mi>
                        <mi>t</mi>
                        <mi>,</mi>
                        <mi>s</mi>
                        <mi>'</mi>
                      </mrow>
                    </msub>
                  </mrow>
                </mrow>
              </mrow>
            </mrow>
          </mrow>
        </mrow>
      </mrow>
    </mrow>
    <annotation encoding="StarMath 5.0">prod from { t } to { T } prod from { s } to { S } prod from { e } to { E } prod from { x } to { a(e) }  prod from { y&lt;&gt;x } to { a(e) }  prod from {s'} to {S} { neg p_{ x,t,s } or neg p_{ y,t,s' } } </annotation>
  </semantics>
</math>
</file>

<file path=Object 27/content.xml><?xml version="1.0" encoding="utf-8"?>
<math xmlns="http://www.w3.org/1998/Math/MathML" display="block">
  <semantics>
    <msub>
      <mi>p</mi>
      <mrow>
        <mi>x</mi>
        <mi>,</mi>
        <mi>t</mi>
        <mi>,</mi>
        <mi>s</mi>
      </mrow>
    </msub>
    <annotation encoding="StarMath 5.0">p_{ x,t,s } </annotation>
  </semantics>
</math>
</file>

<file path=Object 28/content.xml><?xml version="1.0" encoding="utf-8"?>
<math xmlns="http://www.w3.org/1998/Math/MathML" display="block">
  <semantics>
    <mrow>
      <munderover>
        <mo stretchy="false">∏</mo>
        <mi>s</mi>
        <mi>S</mi>
      </munderover>
      <mrow>
        <mo stretchy="false">¬</mo>
        <msub>
          <mi>p</mi>
          <mrow>
            <mi>y</mi>
            <mi>,</mi>
            <mi>t</mi>
            <mi>,</mi>
            <mi>s</mi>
          </mrow>
        </msub>
      </mrow>
    </mrow>
    <annotation encoding="StarMath 5.0">prod from {s} to {S} {neg p_{ y,t,s } }</annotation>
  </semantics>
</math>
</file>

<file path=Object 29/content.xml><?xml version="1.0" encoding="utf-8"?>
<math xmlns="http://www.w3.org/1998/Math/MathML" display="block">
  <semantics>
    <mrow>
      <mrow>
        <mo stretchy="false">¬</mo>
        <msub>
          <mi>p</mi>
          <mrow>
            <mi>x</mi>
            <mi>,</mi>
            <mi>t</mi>
            <mi>,</mi>
            <mi>s</mi>
          </mrow>
        </msub>
      </mrow>
      <mo stretchy="false">∨</mo>
      <mrow>
        <mo fence="true" stretchy="false">(</mo>
        <mrow>
          <mrow>
            <munderover>
              <mo stretchy="false">∏</mo>
              <mi>s</mi>
              <mi>S</mi>
            </munderover>
            <mrow>
              <mo stretchy="false">¬</mo>
              <msub>
                <mi>p</mi>
                <mrow>
                  <mi>y</mi>
                  <mi>,</mi>
                  <mi>t</mi>
                  <mi>,</mi>
                  <mi>s</mi>
                </mrow>
              </msub>
            </mrow>
          </mrow>
        </mrow>
        <mo fence="true" stretchy="false">)</mo>
      </mrow>
    </mrow>
    <annotation encoding="StarMath 5.0">neg p_{ x,t,s } or ( prod from {s} to {S} {neg p_{ y,t,s } } )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30/content.xml><?xml version="1.0" encoding="utf-8"?>
<math xmlns="http://www.w3.org/1998/Math/MathML" display="block">
  <semantics>
    <mrow>
      <munderover>
        <mo stretchy="false">∏</mo>
        <mrow>
          <mi>s</mi>
          <mi>'</mi>
        </mrow>
        <mi>S</mi>
      </munderover>
      <mrow>
        <mrow>
          <mo stretchy="false">¬</mo>
          <msub>
            <mi>p</mi>
            <mrow>
              <mi>x</mi>
              <mi>,</mi>
              <mi>t</mi>
              <mi>,</mi>
              <mi>s</mi>
            </mrow>
          </msub>
        </mrow>
        <mo stretchy="false">∨</mo>
        <mrow>
          <mo stretchy="false">¬</mo>
          <msub>
            <mi>p</mi>
            <mrow>
              <mi>y</mi>
              <mi>,</mi>
              <mi>t</mi>
              <mi>,</mi>
              <mi>s</mi>
              <mi>'</mi>
            </mrow>
          </msub>
        </mrow>
      </mrow>
    </mrow>
    <annotation encoding="StarMath 5.0">prod from {s'} to {S} { neg p_{ x,t,s } or neg p_{ y,t,s' } } 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